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11-2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9-2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8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7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6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5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4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3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2-2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5-02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12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11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10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9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6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5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4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3-1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2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4-01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12-1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11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10-2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9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8-3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7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6-20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5-1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4-1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3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3-0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3-01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12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11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10-2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9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9-0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7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6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5-1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4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3-2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2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2-01-1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1-12-1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1-11-1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1-10-2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1-09-0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1-08-1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5852" calcext:value-type="float">
            <text:p>2.6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876" calcext:value-type="float">
            <text:p>2.4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7836" calcext:value-type="float">
            <text:p>2.4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3324" calcext:value-type="float">
            <text:p>2.9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1" calcext:value-type="float">
            <text:p>3.0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708" calcext:value-type="float">
            <text:p>2.9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764" calcext:value-type="float">
            <text:p>3.0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02" calcext:value-type="float">
            <text:p>3.2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128" calcext:value-type="float">
            <text:p>3.1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4388" calcext:value-type="float">
            <text:p>3.1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068" calcext:value-type="float">
            <text:p>3.2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9524" calcext:value-type="float">
            <text:p>3.0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4284" calcext:value-type="float">
            <text:p>3.0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848" calcext:value-type="float">
            <text:p>3.2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5348" calcext:value-type="float">
            <text:p>3.1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844" calcext:value-type="float">
            <text:p>3.3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316" calcext:value-type="float">
            <text:p>3.2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98" calcext:value-type="float">
            <text:p>3.2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18" calcext:value-type="float">
            <text:p>3.3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044" calcext:value-type="float">
            <text:p>3.0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7852" calcext:value-type="float">
            <text:p>3.3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8228" calcext:value-type="float">
            <text:p>3.3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796" calcext:value-type="float">
            <text:p>3.3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74" calcext:value-type="float">
            <text:p>3.2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422" calcext:value-type="float">
            <text:p>3.2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3921091132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74" meta:object-count="0"/>
    <meta:user-defined meta:name="AppVersion">3.0</meta:user-defined>
  </office:meta>
</office:document-meta>
</file>